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style:text-properties officeooo:paragraph-rsid="00128245"/>
    </style:style>
    <style:style style:name="P2" style:family="paragraph" style:parent-style-name="Quotations">
      <style:paragraph-properties fo:text-align="center" style:justify-single-word="false"/>
      <style:text-properties officeooo:paragraph-rsid="00128245"/>
    </style:style>
    <style:style style:name="P3" style:family="paragraph" style:parent-style-name="Quotations">
      <style:paragraph-properties fo:text-align="center" style:justify-single-word="false"/>
      <style:text-properties officeooo:paragraph-rsid="00142c76"/>
    </style:style>
    <style:style style:name="P4" style:family="paragraph" style:parent-style-name="Quotations">
      <style:paragraph-properties fo:text-align="center" style:justify-single-word="false"/>
      <style:text-properties officeooo:paragraph-rsid="00154f8d"/>
    </style:style>
    <style:style style:name="P5" style:family="paragraph" style:parent-style-name="Quotations">
      <style:paragraph-properties fo:text-align="center" style:justify-single-word="false"/>
      <style:text-properties officeooo:paragraph-rsid="00174be5"/>
    </style:style>
    <style:style style:name="P6" style:family="paragraph" style:parent-style-name="Quotations">
      <style:text-properties officeooo:paragraph-rsid="00142c76"/>
    </style:style>
    <style:style style:name="P7" style:family="paragraph" style:parent-style-name="Quotations">
      <style:text-properties officeooo:paragraph-rsid="00174be5"/>
    </style:style>
    <style:style style:name="P8" style:family="paragraph" style:parent-style-name="Quotations">
      <style:text-properties officeooo:paragraph-rsid="0017d612"/>
    </style:style>
    <style:style style:name="P9" style:family="paragraph" style:parent-style-name="Standard">
      <style:text-properties officeooo:rsid="00128245" officeooo:paragraph-rsid="00128245"/>
    </style:style>
    <style:style style:name="P10" style:family="paragraph" style:parent-style-name="Standard">
      <style:paragraph-properties fo:text-align="center" style:justify-single-word="false"/>
      <style:text-properties officeooo:paragraph-rsid="00128245"/>
    </style:style>
    <style:style style:name="P11" style:family="paragraph" style:parent-style-name="Standard">
      <style:paragraph-properties fo:text-align="center" style:justify-single-word="false"/>
      <style:text-properties officeooo:paragraph-rsid="0013696b"/>
    </style:style>
    <style:style style:name="P12" style:family="paragraph" style:parent-style-name="Standard">
      <style:paragraph-properties fo:text-align="center" style:justify-single-word="false"/>
      <style:text-properties officeooo:paragraph-rsid="00154f8d"/>
    </style:style>
    <style:style style:name="P13" style:family="paragraph" style:parent-style-name="Standard">
      <style:text-properties officeooo:paragraph-rsid="00154f8d"/>
    </style:style>
    <style:style style:name="P14" style:family="paragraph" style:parent-style-name="Text_20_body">
      <style:text-properties officeooo:rsid="00128245" officeooo:paragraph-rsid="00128245"/>
    </style:style>
    <style:style style:name="T1" style:family="text">
      <style:text-properties officeooo:rsid="00128245"/>
    </style:style>
    <style:style style:name="T2" style:family="text">
      <style:text-properties officeooo:rsid="0013696b"/>
    </style:style>
    <style:style style:name="T3" style:family="text">
      <style:text-properties officeooo:rsid="00142c76"/>
    </style:style>
    <style:style style:name="T4" style:family="text">
      <style:text-properties officeooo:rsid="00154f8d"/>
    </style:style>
    <style:style style:name="T5" style:family="text">
      <style:text-properties officeooo:rsid="00174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Apertura:</text:p>
      <text:p text:style-name="P9"/>
      <text:p text:style-name="P9"/>
      <text:p text:style-name="P10"/>
      <text:p text:style-name="P2">La memoria es el espejo donde el tiempo se mira a sí mismo.</text:p>
      <text:p text:style-name="P11">Somos lo que recordamos.</text:p>
      <text:p text:style-name="P2"><text:span text:style-name="T1">Es el modo en que el ser persiste.</text:span><text:line-break/><text:span text:style-name="T1">Un vestigio del alma.<text:line-break/>Un acto sagrado.</text:span></text:p>
      <text:p text:style-name="P5">El <text:span text:style-name="T2">pasado descansa alli,</text:span> espera<text:span text:style-name="T2">ndo</text:span> a ser escuchado.</text:p>
      <text:p text:style-name="P5">En el barro cocido de las tablillas sumerias, en las grietas de un tronco viejo<text:span text:style-name="T2">.</text:span></text:p>
      <text:p text:style-name="P3"><text:span text:style-name="T3">N</text:span>ada que perdura lo hace sin materia.<text:line-break/>Y toda materia que guarda algo se vuelve sagrada.</text:p>
      <text:p text:style-name="P13"><text:span text:style-name="T3">Eso son las </text:span>inscripciones en la roca<text:span text:style-name="T3">, la voluntad de resistir al olvido.</text:span></text:p>
      <text:p text:style-name="P12"><text:span text:style-name="T3">De <text:s/>persistir</text:span><text:span text:style-name="T4">, c</text:span><text:span text:style-name="T3">omo</text:span> <text:span text:style-name="T5">las </text:span>constelaciones talladas en el cielo.</text:p>
      <text:p text:style-name="P4"/>
      <text:p text:style-name="P1"/>
      <text:p text:style-name="Horizontal_20_Line"/>
      <text:p text:style-name="P14">Cierre:</text:p>
      <text:p text:style-name="P14"/>
      <text:p text:style-name="P7"><text:span text:style-name="T1">La memoria es la forma que tiene el tiempo de tocar lo eterno.</text:span></text:p>
      <text:p text:style-name="P7">Así <text:span text:style-name="T5">es </text:span>como el alma sostiene la identidad a través del paso del tiempo.</text:p>
      <text:p text:style-name="P6"><text:span text:style-name="T1">La realidad, quizás, no es otra cosa que una vasta sinfonía de recuerdos</text:span><text:span text:style-name="T3">.</text:span></text:p>
      <text:p text:style-name="P6">Lo que recordamos no es solo pasado.<text:line-break/>Es una hebra, un hilo que conecta lo que fuimos con lo que seremos.</text:p>
      <text:p text:style-name="P8"><text:span text:style-name="T1">U</text:span>n templo.<text:line-break/>Un santuario donde el espíritu conserva su forma, </text:p>
      <text:p text:style-name="P8"><text:span text:style-name="T1">mientras</text:span> todo <text:span text:style-name="T1">lo demas, el universo entero, </text:span>cambia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30T15:37:10.905000000</meta:creation-date>
    <dc:date>2025-07-30T17:38:12.391000000</dc:date>
    <meta:editing-duration>PT1M7S</meta:editing-duration>
    <meta:editing-cycles>1</meta:editing-cycles>
    <meta:document-statistic meta:table-count="0" meta:image-count="0" meta:object-count="0" meta:page-count="1" meta:paragraph-count="16" meta:word-count="174" meta:character-count="944" meta:non-whitespace-character-count="784"/>
    <meta:generator>LibreOffice/7.3.5.2$Windows_X86_64 LibreOffice_project/184fe81b8c8c30d8b5082578aee2fed2ea847c01</meta:generator>
  </office:meta>
</office:document-meta>
</file>